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 style:text-overline-style="solid" style:text-overline-width="auto" style:text-overline-color="font-color"/>
    </style:style>
    <style:style style:name="P6" style:family="paragraph" style:parent-style-name="Standard"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>
      <style:text-properties style:font-name="Cambria" fo:language="ru" fo:country="RU"/>
    </style:style>
    <style:style style:name="P9" style:family="paragraph" style:parent-style-name="Text_20_body">
      <style:text-properties style:font-name="Cambria" style:font-name-asian="Times New Roman2" style:font-name-complex="Times New Roman2"/>
    </style:style>
    <style:style style:name="P10" style:family="paragraph" style:parent-style-name="Text_20_body">
      <style:paragraph-properties fo:text-align="center" style:justify-single-word="false"/>
      <style:text-properties style:font-name="Cambria"/>
    </style:style>
    <style:style style:name="P11" style:family="paragraph" style:parent-style-name="Text_20_body" style:list-style-name="L1">
      <style:text-properties style:font-name="Cambria"/>
    </style:style>
    <style:style style:name="P12" style:family="paragraph" style:parent-style-name="Text_20_body" style:list-style-name="L2">
      <style:text-properties style:font-name="Cambria" fo:language="ru" fo:country="RU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4" style:family="paragraph" style:parent-style-name="Heading_20_1">
      <style:text-properties style:font-name="Cambria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6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fo:language="ru" fo:country="RU" style:font-name-asian="Times New Roman2" style:font-name-complex="Times New Roman2"/>
    </style:style>
    <style:style style:name="T10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1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2" style:family="text">
      <style:text-properties fo:font-weight="bold" style:font-name-asian="Times New Roman2" style:font-weight-asian="bold" style:font-name-complex="Times New Roman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Times New Roman3" style:font-name-complex="Times New Roman3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4pt" fo:language="ru" fo:country="RU" style:font-name-asian="Times New Roman2" style:font-size-asian="14pt" style:font-name-complex="Times New Roman2" style:font-size-complex="14pt"/>
    </style:style>
    <style:style style:name="T18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9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00.png" xlink:type="simple" xlink:show="embed" xlink:actuate="onLoad"/></draw:frame></text:p>
          </table:table-cell>
          <table:table-cell table:style-name="Table1.B1" office:value-type="string">
            <text:h text:style-name="P14" text:outline-level="1">Ключ управляемый перекидной по входам тип 2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8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3.889cm" draw:z-index="1"><draw:image xlink:href="../images/0100s.png" xlink:type="simple" xlink:show="embed" xlink:actuate="onLoad"/></draw:frame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реализует функцию управляемого ключа по алгоритму:</text:p>
            <text:p text:style-name="P10"><draw:frame draw:style-name="fr4" draw:name="Object3" text:anchor-type="as-char" svg:width="8.851cm" svg:height="1.39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7"><text:span text:style-name="T1">где </text:span><text:span text:style-name="T8">x₁(t), x₂(t) </text:span><text:span text:style-name="T1">— входные сигналы блока </text:span><text:span text:style-name="T2">(</text:span><text:span text:style-name="T1">или векторы сигналов), </text:span><text:span text:style-name="T8">y(t)</text:span><text:span text:style-name="T1">— </text:span><text:span text:style-name="T9">выходной</text:span><text:span text:style-name="T1"> сигнал блока (или вектор сигналов).</text:span></text:p>
            <text:p text:style-name="P7"><text:span text:style-name="T9">Управляющий сигнал входит в блок </text:span><text:span text:style-name="T10">снизу</text:span><text:span text:style-name="T3">.</text:span><text:span text:style-name="T11"> В процессе расчета изображение блока меняется, в зависимости от наличия управляющего сигнала: в нормальном положении ключ перекинут на </text:span><text:span text:style-name="T10">первый</text:span><text:span text:style-name="T11"> вход</text:span><text:span text:style-name="T3">,</text:span><text:span text:style-name="T11"> при подаче управляющего сигнала ключ перекидывается на </text:span><text:span text:style-name="T10">второй</text:span><text:span text:style-name="T11"> вход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4"><draw:frame draw:style-name="fr3" draw:name="Графический объект3" text:anchor-type="as-char" svg:width="6.75cm" svg:height="2.799cm" draw:z-index="3"><draw:image xlink:href="../images/0100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4"><draw:frame draw:style-name="fr2" draw:name="Графический объект4" text:anchor-type="as-char" svg:width="6.77cm" svg:height="2.829cm" draw:z-index="4"><draw:image xlink:href="../images/0100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5">Управляющий = 0</text:p>
                </table:table-cell>
                <table:table-cell table:style-name="Таблица1.A1" office:value-type="string">
                  <text:p text:style-name="P5">Управляющий = 1</text:p>
                </table:table-cell>
              </table:table-row>
            </table:table>
            <text:p text:style-name="P7"><text:span text:style-name="T1">Блок представляет собой субмодель (сборку). Для того чтобы посмотреть структуру алгоритма – нажмите правой кнопкой «Действия» </text:span><text:span text:style-name="T14">→</text:span><text:span text:style-name="T1"> «Войти в субмодель».</text:span></text:p>
            <text:p text:style-name="P7"><text:span text:style-name="T12">Свойства</text:span><text:span text:style-name="T1">:</text:span></text:p>
            <text:list xml:id="list2476886263748782785" text:style-name="L1">
              <text:list-item>
                <text:p text:style-name="P11"><text:span text:style-name="T17">Значения уставок — вектор пороговых значений управляющих сигналов </text:span><text:span text:style-name="T18">К</text:span><text:span text:style-name="T17"> </text:span><text:span text:style-name="T19">(обычно логических уставок), определяющих условия перекоммутации входных сигналов на выход блока.</text:span><text:span text:style-name="T17">.</text:span></text:p>
              </text:list-item>
              <text:list-item>
                <text:p text:style-name="P11"><text:span text:style-name="T11">Тип управляющего сигнала — выбор типа управляющих сигналов (</text:span><text:span text:style-name="T10">Скаляр</text:span><text:span text:style-name="T11"> или </text:span><text:span text:style-name="T10">Вектор</text:span><text:span text:style-name="T11">).</text:span></text:p>
              </text:list-item>
            </text:list>
            <text:p text:style-name="P7"><text:span text:style-name="T13">Примечания</text:span>:</text:p>
            <text:list xml:id="list1831336758076383338" text:style-name="L2">
              <text:list-item>
                <text:p text:style-name="P12">По умолчанию блок формирует <text:span text:style-name="T15">скалярный</text:span> выходной сигнал.</text:p>
              </text:list-item>
              <text:list-item>
                <text:p text:style-name="P13"><text:span text:style-name="T4">Именованные свойства </text:span><text:span text:style-name="T16">могут быть заданы </text:span><text:span text:style-name="T4">как </text:span><text:span text:style-name="T7">локальные</text:span><text:span text:style-name="T4"> переменные модели (или субмодели) во вкладке </text:span><text:span text:style-name="T7">Параметры,</text:span><text:span text:style-name="T4"> как </text:span><text:span text:style-name="T7">глобальные</text:span><text:span text:style-name="T4"> сигналы проекта при помощи пункта главного меню </text:span><text:span text:style-name="T15">Сервис</text:span><text:span text:style-name="T4"> </text:span><text:span text:style-name="T5">→</text:span><text:span text:style-name="T6"> </text:span><text:span text:style-name="T8">Сигналы,</text:span><text:span text:style-name="T4"> </text:span><text:span text:style-name="T16">или как </text:span><text:span text:style-name="T15">внешние</text:span><text:span text:style-name="T1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перекидной по входам тип 2</dc:title>
    <dc:date>2014-12-16T12:21:58.08</dc:date>
    <meta:generator>OpenOffice/4.1.1$Win32 OpenOffice.org_project/411m6$Build-9775</meta:generator>
    <meta:editing-duration>PT1H15M52S</meta:editing-duration>
    <meta:editing-cycles>37</meta:editing-cycles>
    <meta:document-statistic meta:table-count="2" meta:image-count="4" meta:object-count="1" meta:page-count="2" meta:paragraph-count="21" meta:word-count="185" meta:character-count="1274"/>
  </office:meta>
</office:document-meta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1(t), ~ если ~ Управляющий(t) = 0; #
alignl x_2(t), ~ если ~ Управляющий(t) = 1;}  right none</annotation>
  </semantics>
</math>
</file>